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ink-count TX</text:p>
          </table:table-cell>
          <table:table-cell office:value-type="string" calcext:value-type="string">
            <text:p>Link-count RX</text:p>
          </table:table-cell>
          <table:table-cell/>
        </table:table-row>
        <table:table-row table:style-name="ro1">
          <table:table-cell office:value-type="date" office:date-value="2022-11-02T08:05:00" calcext:value-type="date">
            <text:p>2022-11-02T08:05:00</text:p>
          </table:table-cell>
          <table:table-cell office:value-type="string" calcext:value-type="string">
            <text:p>if-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2-11-02T08:05:00" calcext:value-type="date">
            <text:p>2022-11-02T08:05:00</text:p>
          </table:table-cell>
          <table:table-cell office:value-type="string" calcext:value-type="string">
            <text:p>if-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2-11-02T08:10:00" calcext:value-type="date">
            <text:p>2022-11-02T08:10:00</text:p>
          </table:table-cell>
          <table:table-cell office:value-type="string" calcext:value-type="string">
            <text:p>if-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2-11-02T08:10:00" calcext:value-type="date">
            <text:p>2022-11-02T08:10:00</text:p>
          </table:table-cell>
          <table:table-cell office:value-type="string" calcext:value-type="string">
            <text:p>if-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2-11-02T08:15:00" calcext:value-type="date">
            <text:p>2022-11-02T08:15:00</text:p>
          </table:table-cell>
          <table:table-cell office:value-type="string" calcext:value-type="string">
            <text:p>if-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date" office:date-value="2022-11-02T08:15:00" calcext:value-type="date">
            <text:p>2022-11-02T08:15:00</text:p>
          </table:table-cell>
          <table:table-cell office:value-type="string" calcext:value-type="string">
            <text:p>if-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2-11-02T08:20:00" calcext:value-type="date">
            <text:p>2022-11-02T08:20:00</text:p>
          </table:table-cell>
          <table:table-cell office:value-type="string" calcext:value-type="string">
            <text:p>if-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2-11-02T08:20:00" calcext:value-type="date">
            <text:p>2022-11-02T08:20:00</text:p>
          </table:table-cell>
          <table:table-cell office:value-type="string" calcext:value-type="string">
            <text:p>if-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2-11-02T08:25:00" calcext:value-type="date">
            <text:p>2022-11-02T08:25:00</text:p>
          </table:table-cell>
          <table:table-cell office:value-type="string" calcext:value-type="string">
            <text:p>if-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date" office:date-value="2022-11-02T08:25:00" calcext:value-type="date">
            <text:p>2022-11-02T08:25:00</text:p>
          </table:table-cell>
          <table:table-cell office:value-type="string" calcext:value-type="string">
            <text:p>if-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2-11-02T08:30:00" calcext:value-type="date">
            <text:p>2022-11-02T08:30:00</text:p>
          </table:table-cell>
          <table:table-cell office:value-type="string" calcext:value-type="string">
            <text:p>if-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2-11-02T08:30:00" calcext:value-type="date">
            <text:p>2022-11-02T08:30:00</text:p>
          </table:table-cell>
          <table:table-cell office:value-type="string" calcext:value-type="string">
            <text:p>if-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date" office:date-value="2022-11-02T08:35:00" calcext:value-type="date">
            <text:p>2022-11-02T08:35:00</text:p>
          </table:table-cell>
          <table:table-cell office:value-type="string" calcext:value-type="string">
            <text:p>if-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2-11-02T08:35:00" calcext:value-type="date">
            <text:p>2022-11-02T08:35:00</text:p>
          </table:table-cell>
          <table:table-cell office:value-type="string" calcext:value-type="string">
            <text:p>if-1</text:p>
          </table:table-cell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2-11-02T08:40:00" calcext:value-type="date">
            <text:p>2022-11-02T08:40:00</text:p>
          </table:table-cell>
          <table:table-cell office:value-type="string" calcext:value-type="string">
            <text:p>if-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2-11-02T08:40:00" calcext:value-type="date">
            <text:p>2022-11-02T08:40:00</text:p>
          </table:table-cell>
          <table:table-cell office:value-type="string" calcext:value-type="string">
            <text:p>if-1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2-11-02T08:45:00" calcext:value-type="date">
            <text:p>2022-11-02T08:45:00</text:p>
          </table:table-cell>
          <table:table-cell office:value-type="string" calcext:value-type="string">
            <text:p>if-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2-11-02T08:45:00" calcext:value-type="date">
            <text:p>2022-11-02T08:45:00</text:p>
          </table:table-cell>
          <table:table-cell office:value-type="string" calcext:value-type="string">
            <text:p>if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2-11-02T08:50:00" calcext:value-type="date">
            <text:p>2022-11-02T08:50:00</text:p>
          </table:table-cell>
          <table:table-cell office:value-type="string" calcext:value-type="string">
            <text:p>if-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2-11-02T08:50:00" calcext:value-type="date">
            <text:p>2022-11-02T08:50:00</text:p>
          </table:table-cell>
          <table:table-cell office:value-type="string" calcext:value-type="string">
            <text:p>if-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24:28.737089592</meta:creation-date>
    <dc:date>2022-11-02T10:35:07.985288151</dc:date>
    <meta:editing-duration>PT10M40S</meta:editing-duration>
    <meta:editing-cycles>1</meta:editing-cycles>
    <meta:document-statistic meta:table-count="1" meta:cell-count="84" meta:object-count="0"/>
    <meta:generator>LibreOffice/7.4.2.3$Linux_X86_64 LibreOffice_project/40$Build-3</meta:generator>
  </office:meta>
</office:document-meta>
</file>